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4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0)</text:p>
          </table:table-cell>
          <table:table-cell office:value-type="string" calcext:value-type="string">
            <text:p>Soft (0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goritmos não anotam predicados.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elDec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el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e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Def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De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Def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De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yp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OrdinalTyp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StructuredTyp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Pointer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umTyp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angeTyp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packedStructuredTyp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Type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rd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Typ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Typ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inalTyp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dLi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Pa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tPar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Decs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De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AndFuncDe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De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Head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De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Head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lParam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lParamsSecti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m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m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Stm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ignStm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Stm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oStm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Stm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itionalStm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Stm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Stm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ListEle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etitiveStm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eatStm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leStm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Stm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Stm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Ex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to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ignedCon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Call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Constructo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berDesigna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:.B68])" office:value-type="float" office:value="102" calcext:value-type="float">
            <text:p>102</text:p>
          </table:table-cell>
          <table:table-cell table:formula="of:=SUM([.C2:.C68])" office:value-type="float" office:value="104" calcext:value-type="float">
            <text:p>1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5:31:02.130721886</meta:creation-date>
    <dc:date>2019-01-12T20:30:24.849095311</dc:date>
    <meta:editing-duration>PT4H7M2S</meta:editing-duration>
    <meta:editing-cycles>1</meta:editing-cycles>
    <meta:document-statistic meta:table-count="1" meta:cell-count="210" meta:object-count="0"/>
    <meta:generator>LibreOffice/6.1.4.2$Linux_X86_64 LibreOffice_project/9d0f32d1f0b509096fd65e0d4bec26ddd1938fd3</meta:generator>
  </office:meta>
</office:document-meta>
</file>